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9a1b8"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b71b9" officeooo:paragraph-rsid="0019a1b8"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9a1b8" officeooo:paragraph-rsid="0019a1b8" style:font-size-asian="13.1000003814697pt" style:font-weight-asian="normal" style:font-size-complex="15pt" style:font-weight-complex="normal"/>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9a1b8"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color="#b2b2b2" fo:font-size="15pt" fo:font-style="italic" style:text-underline-style="none" fo:font-weight="normal" officeooo:rsid="0019a1b8" officeooo:paragraph-rsid="0019a1b8" style:font-size-asian="13.1000003814697pt" style:font-style-asian="italic" style:font-weight-asian="normal" style:font-size-complex="15pt" style:font-style-complex="italic" style:font-weight-complex="normal"/>
    </style:style>
    <style:style style:name="P6"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9a1b8" officeooo:paragraph-rsid="0019a1b8"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color="#000000" fo:font-size="15pt" fo:font-style="normal" style:text-underline-style="none" fo:font-weight="normal" officeooo:rsid="0019a1b8" officeooo:paragraph-rsid="0019a1b8"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color="#000000" fo:font-size="15pt" fo:font-style="normal" style:text-underline-style="none" fo:font-weight="normal" officeooo:rsid="001aafcd" officeooo:paragraph-rsid="001aafcd"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color="#000000" fo:font-size="15pt" fo:font-style="normal" style:text-underline-style="none" fo:font-weight="normal" officeooo:rsid="001abec3" officeooo:paragraph-rsid="001abec3"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fo:font-size="15pt" fo:font-style="normal" style:text-underline-style="none" fo:font-weight="normal" officeooo:rsid="001abec3" officeooo:paragraph-rsid="001d0500"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fo:font-size="15pt" fo:font-style="normal" style:text-underline-style="none" fo:font-weight="normal" officeooo:rsid="001bc4f3" officeooo:paragraph-rsid="001bc4f3" style:font-size-asian="13.1000003814697pt" style:font-style-asian="normal" style:font-weight-asian="normal" style:font-size-complex="15pt" style:font-style-complex="normal" style:font-weight-complex="normal"/>
    </style:style>
    <style:style style:name="T1" style:family="text">
      <style:text-properties style:text-underline-style="none"/>
    </style:style>
    <style:style style:name="T2" style:family="text">
      <style:text-properties officeooo:rsid="0019a1b8"/>
    </style:style>
    <style:style style:name="T3" style:family="text">
      <style:text-properties fo:color="#b2b2b2" fo:font-style="italic" style:text-underline-style="none" style:font-style-asian="italic" style:font-style-complex="italic"/>
    </style:style>
    <style:style style:name="T4" style:family="text">
      <style:text-properties fo:color="#b2b2b2" fo:font-style="italic" style:text-underline-style="none" officeooo:rsid="0019a1b8" style:font-style-asian="italic" style:font-style-complex="italic"/>
    </style:style>
    <style:style style:name="T5" style:family="text">
      <style:text-properties officeooo:rsid="001bd559"/>
    </style:style>
    <style:style style:name="T6" style:family="text">
      <style:text-properties officeooo:rsid="001abec3"/>
    </style:style>
    <style:style style:name="T7" style:family="text">
      <style:text-properties officeooo:rsid="001d0500"/>
    </style:style>
    <style:style style:name="T8" style:family="text">
      <style:text-properties officeooo:rsid="001fe4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ponse to Referee <text:span text:style-name="T2">#2</text:span></text:p>
      <text:p text:style-name="P4"/>
      <text:p text:style-name="P1">Major comment<text:span text:style-name="T1"> :</text:span></text:p>
      <text:p text:style-name="P1"><text:span text:style-name="T1"/></text:p>
      <text:p text:style-name="P2"><text:span text:style-name="T4">1) Like the rest of the paper, the introduction is thorough and well-written. I think it could do a better job of emphasising the novelty of the paper a little more strongly, particularly with regard to the vertical coordinate/nested domain and thorough analysis/breakdown of the barotropic vorticity equation.</text:span></text:p>
      <text:p text:style-name="P1"><text:span text:style-name="T1"/></text:p>
      <text:p text:style-name="P1"><text:span text:style-name="T1"/></text:p>
      <text:p text:style-name="P3"><text:span text:style-name="T3">2) The model run is relatively short, although page 3 does discuss the spinup. Whilst this is probably sufficient to equilibrate the barotropic mode, there is a link to the baroclinic mode via the JEBAR term. Is the baroclinic mode properly spunup? If it isn’t, the authors should discuss any impact this might have on their argument.</text:span></text:p>
      <text:p text:style-name="P3"><text:span text:style-name="T3"/></text:p>
      <text:p text:style-name="P1">Minor comment<text:span text:style-name="T5">s</text:span><text:span text:style-name="T1"> :</text:span></text:p>
      <text:p text:style-name="P1"><text:span text:style-name="T3"/></text:p>
      <text:p text:style-name="P6"><text:span text:style-name="T1">Typos issues as in line 3- 18- 132- 303- 317- Fig13 were corrected</text:span></text:p>
      <text:p text:style-name="P6"><text:span text:style-name="T1"/></text:p>
      <text:p text:style-name="P5">lines 9-10 : "the topographic Sverdrup balance cannot describe the dynamics in the interior". which it probably shouldn’t. I’d expect the flat bottomed Sverdrup balance to dominate here.</text:p>
      <text:p text:style-name="P5"/>
      <text:p text:style-name="P7">True, I changed « topographic Sverdrup » by « flat bottomed Sverdrup »</text:p>
      <text:p text:style-name="P5"/>
      <text:p text:style-name="P5">line 31 : It would also be appropriate to mention bottom friction and Stommel (1948) here, as bottom friction is discussed later, e.g. Fig. 7e.</text:p>
      <text:p text:style-name="P5"/>
      <text:p text:style-name="P7">In addition to viscous effect, bottom friction was added along with reference to Stommel (1948)</text:p>
      <text:p text:style-name="P5"/>
      <text:p text:style-name="P5">Section 2 : No mention of horizontal viscosity or diffusivity, although the rest of the section is very thorough.</text:p>
      <text:p text:style-name="P5"/>
      <text:p text:style-name="P8"><text:span text:style-name="T6">No explicit viscosity or diffusivity are used as t</text:span>he numerical scheme induces <text:span text:style-name="T6">sufficiant</text:span> numerical diffusion.</text:p>
      <text:p text:style-name="P5"/>
      <text:p text:style-name="P5"/>
      <text:p text:style-name="P5"><text:soft-page-break/>line 235 &amp; 243 : There’s really only a few locations where the BDC is large. It seems largely the case that betaV balances the residual of the NL and BPT terms.</text:p>
      <text:p text:style-name="P5"/>
      <text:p text:style-name="P9">Indeed betaV <text:s/>mostly balances the residual of the NL and BPT terms and the BDC help to close the budget along with the wind. But the amplitudes of betaV and BDC are about the same order of magnitude except in the overflow regions where BDC is dominant.</text:p>
      <text:p text:style-name="P5"/>
      <text:p text:style-name="P5">line 292-297 : This goes past a little too quickly for me. Without further reading, or a more in depth description, I find it difficult to make the link between the gradient of the bottom pressure and the nature of the flow’s driving force.</text:p>
      <text:p text:style-name="P5"/>
      <text:p text:style-name="P10">Clearer interpretation was made. The NL term is only significant around Greenland shelf and is related to eddies interactions between shelf and open ocean. Otherwise, the vorticity is negative on the shelf thus explaining the positive sign of the bottom drag. The main source of anticyclonic vorticity is related to the BPT. <text:span text:style-name="T7">This balance is close to the one described in Csanady (1978, 1997) and evokes a buoyancy driven flow in this area (Chapman 1986, 1989).</text:span></text:p>
      <text:p text:style-name="P11"><text:span text:style-name="T8">P</text:span>art with the change of coordinates has been remo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0:24:21.887814331</meta:creation-date>
    <dc:date>2020-02-13T14:34:19.230602823</dc:date>
    <meta:editing-duration>PT18M8S</meta:editing-duration>
    <meta:editing-cycles>3</meta:editing-cycles>
    <meta:generator>LibreOffice/5.1.6.2$Linux_X86_64 LibreOffice_project/10m0$Build-2</meta:generator>
    <meta:document-statistic meta:table-count="0" meta:image-count="0" meta:object-count="0" meta:page-count="2" meta:paragraph-count="17" meta:word-count="451" meta:character-count="2644" meta:non-whitespace-character-count="2209"/>
  </office:meta>
</office:document-meta>
</file>